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F000001F480D294D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8.14cm" fo:margin-left="-0.067cm" style:page-number="auto" table:align="left" style:writing-mode="lr-tb"/>
    </style:style>
    <style:style style:name="Tableau1.A" style:family="table-column">
      <style:table-column-properties style:column-width="4.191cm"/>
    </style:style>
    <style:style style:name="Tableau1.B" style:family="table-column">
      <style:table-column-properties style:column-width="13.949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d9d9d9" fo:padding-left="0.191cm" fo:padding-right="0.191cm" fo:padding-top="0.15cm" fo:padding-bottom="0.15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.15cm" fo:padding-bottom="0.15cm" fo:border="0.5pt solid #000000" style:writing-mode="lr-tb"/>
    </style:style>
    <style:style style:name="Tableau1.A2" style:family="table-cell">
      <style:table-cell-properties style:vertical-align="middle" fo:padding-left="0.191cm" fo:padding-right="0.191cm" fo:padding-top="0.15cm" fo:padding-bottom="0.15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.15cm" fo:padding-bottom="0.15cm" fo:border="0.5pt solid #000000" style:writing-mode="lr-tb"/>
    </style:style>
    <style:style style:name="Tableau1.3" style:family="table-row">
      <style:table-row-properties style:min-row-height="21.664cm" fo:keep-together="auto"/>
    </style:style>
    <style:style style:name="Tableau1.A3" style:family="table-cell">
      <style:table-cell-properties style:vertical-align="top" fo:padding-left="0.191cm" fo:padding-right="0.191cm" fo:padding-top="0.15cm" fo:padding-bottom="0.15cm" fo:border="0.5pt solid #000000" style:writing-mode="lr-tb"/>
    </style:style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Liberation Serif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/>
    </style:style>
    <style:style style:name="P8" style:family="paragraph" style:parent-style-name="Standard">
      <style:text-properties style:font-name="Liberation Serif" fo:font-weight="bold" style:font-weight-asian="bold"/>
    </style:style>
    <style:style style:name="P9" style:family="paragraph" style:parent-style-name="Standard">
      <style:text-properties style:font-name="Liberation Serif" fo:font-size="6pt" style:font-size-asian="6pt" style:font-size-complex="6pt"/>
    </style:style>
    <style:style style:name="P10" style:family="paragraph" style:parent-style-name="Standard">
      <style:paragraph-properties>
        <style:tab-stops>
          <style:tab-stop style:position="0.619cm"/>
        </style:tab-stops>
      </style:paragraph-properties>
      <style:text-properties style:font-name="Liberation Serif"/>
    </style:style>
    <style:style style:name="P11" style:family="paragraph" style:parent-style-name="Standard">
      <style:text-properties style:font-name="Liberation Serif" fo:font-size="4pt" style:font-size-asian="4pt" style:font-size-complex="4pt"/>
    </style:style>
    <style:style style:name="P12" style:family="paragraph" style:parent-style-name="Header">
      <style:text-properties fo:font-size="4pt" style:font-size-asian="4pt" style:font-size-complex="4pt"/>
    </style:style>
    <style:style style:name="P13" style:family="paragraph" style:parent-style-name="Standard">
      <style:paragraph-properties fo:padding-left="0cm" fo:padding-right="0.141cm" fo:padding-top="0cm" fo:padding-bottom="0.035cm" fo:border-left="none" fo:border-right="0.51pt solid #000000" fo:border-top="none" fo:border-bottom="0.51pt solid #000000"/>
      <style:text-properties style:font-name="Liberation Serif"/>
    </style:style>
    <style:style style:name="P14" style:family="paragraph" style:parent-style-name="Standard">
      <style:paragraph-properties fo:padding-left="0cm" fo:padding-right="0.141cm" fo:padding-top="0cm" fo:padding-bottom="0.035cm" fo:border-left="none" fo:border-right="0.51pt solid #000000" fo:border-top="none" fo:border-bottom="0.51pt solid #000000"/>
      <style:text-properties style:font-name="Liberation Serif" fo:font-weight="bold" style:font-weight-asian="bold"/>
    </style:style>
    <style:style style:name="P15" style:family="paragraph" style:parent-style-name="Standard">
      <style:paragraph-properties fo:margin-left="0.369cm" fo:margin-right="0cm" fo:text-indent="0cm" style:auto-text-indent="false" fo:padding-left="0.141cm" fo:padding-right="0.141cm" fo:padding-top="0.035cm" fo:padding-bottom="0.035cm" fo:border="0.51pt solid #000000"/>
      <style:text-properties style:font-name="Liberation Serif"/>
    </style:style>
    <style:style style:name="P16" style:family="paragraph" style:parent-style-name="Standard">
      <style:paragraph-properties fo:margin-left="0.369cm" fo:margin-right="0cm" fo:text-indent="0cm" style:auto-text-indent="false" fo:padding-left="0.141cm" fo:padding-right="0.141cm" fo:padding-top="0.035cm" fo:padding-bottom="0.035cm" fo:border="0.51pt solid #000000"/>
      <style:text-properties style:font-name="Liberation Serif" fo:font-size="6pt" style:font-size-asian="6pt" style:font-size-complex="6pt"/>
    </style:style>
    <style:style style:name="P17" style:family="paragraph" style:parent-style-name="Standard">
      <style:paragraph-properties fo:margin-left="0.369cm" fo:margin-right="0cm" fo:text-indent="0cm" style:auto-text-indent="false" fo:padding-left="0.141cm" fo:padding-right="0.141cm" fo:padding-top="0.035cm" fo:padding-bottom="0.035cm" fo:border="0.51pt solid #000000"/>
      <style:text-properties style:font-name="Liberation Serif" style:font-name-asian="Times New Roman"/>
    </style:style>
    <style:style style:name="P18" style:family="paragraph" style:parent-style-name="Standard">
      <style:paragraph-properties fo:margin-left="0.369cm" fo:margin-right="0cm" fo:text-indent="0cm" style:auto-text-indent="false" fo:padding-left="0.141cm" fo:padding-right="0.141cm" fo:padding-top="0.035cm" fo:padding-bottom="0.035cm" fo:border="0.51pt solid #000000"/>
      <style:text-properties style:font-name="Liberation Serif" officeooo:paragraph-rsid="001b53c6"/>
    </style:style>
    <style:style style:name="P19" style:family="paragraph" style:parent-style-name="Standard">
      <style:paragraph-properties fo:margin-left="0.619cm" fo:margin-right="0cm" fo:text-indent="-0.619cm" style:auto-text-indent="false"/>
      <style:text-properties style:font-name="Liberation Serif"/>
    </style:style>
    <style:style style:name="P20" style:family="paragraph" style:parent-style-name="Standard">
      <style:paragraph-properties fo:margin-left="0.619cm" fo:margin-right="0cm" fo:text-align="justify" style:justify-single-word="false" fo:text-indent="-0.619cm" style:auto-text-indent="false" fo:padding-left="0cm" fo:padding-right="0.141cm" fo:padding-top="0cm" fo:padding-bottom="0.035cm" fo:border-left="none" fo:border-right="0.51pt solid #000000" fo:border-top="none" fo:border-bottom="0.51pt solid #000000"/>
      <style:text-properties style:font-name="Liberation Serif"/>
    </style:style>
    <style:style style:name="P21" style:family="paragraph" style:parent-style-name="Standard">
      <style:paragraph-properties>
        <style:tab-stops>
          <style:tab-stop style:position="1.905cm" style:type="center"/>
          <style:tab-stop style:position="3.81cm" style:type="right"/>
        </style:tab-stops>
      </style:paragraph-properties>
      <style:text-properties style:font-name="Liberation Serif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text-properties style:font-name="Liberation Serif" fo:font-size="14pt" style:font-size-asian="14pt" style:font-name-complex="Arial" style:font-size-complex="14pt"/>
    </style:style>
    <style:style style:name="P23" style:family="paragraph" style:parent-style-name="Standard">
      <style:paragraph-properties fo:padding-left="0cm" fo:padding-right="0.141cm" fo:padding-top="0cm" fo:padding-bottom="0.035cm" fo:border-left="none" fo:border-right="0.51pt solid #000000" fo:border-top="none" fo:border-bottom="0.51pt solid #000000"/>
      <style:text-properties style:font-name="Liberation Serif" fo:font-weight="bold" style:font-weight-asian="bold"/>
    </style:style>
    <style:style style:name="P24" style:family="paragraph" style:parent-style-name="Standard">
      <style:paragraph-properties fo:margin-left="0.369cm" fo:margin-right="0cm" fo:text-indent="0cm" style:auto-text-indent="false" fo:padding-left="0.141cm" fo:padding-right="0.141cm" fo:padding-top="0.035cm" fo:padding-bottom="0.035cm" fo:border="0.51pt solid #000000"/>
      <style:text-properties style:font-name="Liberation Serif" officeooo:rsid="0018b0fa" officeooo:paragraph-rsid="001b53c6" style:font-name-asian="Times New Roman"/>
    </style:style>
    <style:style style:name="P25" style:family="paragraph" style:parent-style-name="Standard">
      <style:paragraph-properties fo:margin-left="0.369cm" fo:margin-right="0cm" fo:text-indent="0cm" style:auto-text-indent="false" fo:padding-left="0.141cm" fo:padding-right="0.141cm" fo:padding-top="0.035cm" fo:padding-bottom="0.035cm" fo:border="0.51pt solid #000000"/>
      <style:text-properties style:font-name="Liberation Serif" officeooo:paragraph-rsid="001c80fc"/>
    </style:style>
    <style:style style:name="P26" style:family="paragraph" style:parent-style-name="Standard">
      <style:paragraph-properties fo:margin-left="0.619cm" fo:margin-right="0cm" fo:text-indent="-0.619cm" style:auto-text-indent="false" fo:padding-left="0cm" fo:padding-right="0.141cm" fo:padding-top="0cm" fo:padding-bottom="0.035cm" fo:border-left="none" fo:border-right="0.51pt solid #000000" fo:border-top="none" fo:border-bottom="0.51pt solid #000000"/>
      <style:text-properties style:font-name="Liberation Serif" fo:font-weight="bold" style:font-weight-asian="bold"/>
    </style:style>
    <style:style style:name="P27" style:family="paragraph" style:parent-style-name="Heading_20_2">
      <style:text-properties style:font-name="Liberation Serif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Symbol" fo:font-size="8pt" style:font-size-asian="8pt" style:font-size-complex="8pt"/>
    </style:style>
    <style:style style:name="T3" style:family="text">
      <style:text-properties style:font-name="Symbol" fo:font-size="14pt" style:font-size-asian="14pt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ff0000"/>
    </style:style>
    <style:style style:name="T9" style:family="text">
      <style:text-properties fo:color="#ff0000" style:font-name="Liberation Serif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style:text-underline-style="solid" style:text-underline-width="auto" style:text-underline-color="font-color"/>
    </style:style>
    <style:style style:name="T12" style:family="text">
      <style:text-properties officeooo:rsid="001b53c6"/>
    </style:style>
    <style:style style:name="T13" style:family="text">
      <style:text-properties style:font-name="Liberation Serif1" officeooo:rsid="001b53c6" style:font-name-asian="Liberation Serif1" style:font-name-complex="Liberation Serif1"/>
    </style:style>
    <style:style style:name="T14" style:family="text">
      <style:text-properties officeooo:rsid="001c80fc" style:font-name-asian="Times New Roman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officeooo:rsid="00182219"/>
    </style:style>
    <style:style style:name="T17" style:family="text">
      <style:text-properties officeooo:rsid="001bfab1"/>
    </style:style>
    <style:style style:name="T18" style:family="text">
      <style:text-properties style:text-position="super 58%" officeooo:rsid="001bfab1"/>
    </style:style>
    <style:style style:name="T19" style:family="text">
      <style:text-properties style:text-position="0% 100%" officeooo:rsid="001bfab1"/>
    </style:style>
    <style:style style:name="T20" style:family="text">
      <style:text-properties officeooo:rsid="001c80f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text:tab/>Formulaire<text:tab/></text:p>
          </table:table-cell>
          <table:table-cell table:style-name="Tableau1.B2" table:number-rows-spanned="2" office:value-type="string">
            <text:p text:style-name="P22">Dossier type de demande de reconnaissance pour investissement dans des activités associatives </text:p>
          </table:table-cell>
        </table:table-row>
        <table:table-row table:style-name="Tableau1.1">
          <table:table-cell table:style-name="Tableau1.A2" office:value-type="string">
            <text:p text:style-name="P5">Objet</text:p>
          </table:table-cell>
          <table:covered-table-cell/>
        </table:table-row>
        <table:table-row table:style-name="Tableau1.3">
          <table:table-cell table:style-name="Tableau1.A3" table:number-columns-spanned="2" office:value-type="string">
            <text:p text:style-name="P7">Ce dossier a pour objectif d’éclairer la commission sur le projet de l’étudiant afin d’accorder une reconnaissance d’un investissement dans des activités associatives. Il y a donc lieu de le présenter dactylographié, élaboré avec le plus grand soin pour lui accorder une bonne lisibilité. </text:p>
            <text:p text:style-name="P7"/>
            <text:p text:style-name="P4">La commission étudiera le bien fondé de la demande <text:span text:style-name="T7">au regard de l'apport de l’investissement au métier du futur ingénieur</text:span> et du temps passé sur le projet.</text:p>
            <text:p text:style-name="P4"/>
            <text:p text:style-name="Standard"><text:span text:style-name="T10">Ce dossier doit être remis </text:span><text:span text:style-name="T11">sous format papier</text:span><text:span text:style-name="T9"> </text:span><text:span text:style-name="T10">par l’étudiant (casier S. Pignard, bureau M-412) + une version pdf par mail à </text:span><text:a xlink:type="simple" xlink:href="mailto:Stephane.Pignard@phelma.grenoble-inp.fr" text:style-name="Internet_20_link" text:visited-style-name="Visited_20_Internet_20_Link"><text:span text:style-name="Internet_20_link"><text:span text:style-name="T10">Stephane.Pignard@phelma.grenoble-inp.fr</text:span></text:span></text:a><text:span text:style-name="T10">.</text:span></text:p>
            <text:p text:style-name="P4"/>
            <text:p text:style-name="P7">L’ensemble, annexes comprises <text:span text:style-name="T7">ne doit pas excéder 10 pages</text:span>. Le modèle ci-dessous donne une indication sur la structure et du volume attendu par item.</text:p>
            <text:p text:style-name="P4"/>
            <text:p text:style-name="P14">1 - Identité du demandeur</text:p>
            <text:p text:style-name="P4"/>
            <text:p text:style-name="P16"/>
            <text:p text:style-name="P15">Nom et Prénom : <text:span text:style-name="T12">Félix Piédallu</text:span></text:p>
            <text:p text:style-name="P16"/>
            <text:p text:style-name="P4"/>
            <text:p text:style-name="P16"/>
            <text:p text:style-name="P18">Année <text:span text:style-name="T6"><text:s/></text:span> <text:span text:style-name="T15">1A </text:span><text:s text:c="3"/><text:span text:style-name="T6"><text:s/></text:span><text:span text:style-name="T3"></text:span> <text:span text:style-name="T7">2A</text:span> <text:s text:c="4"/><text:span text:style-name="T3"></text:span> <text:span text:style-name="T15">3A</text:span><text:tab/><text:tab/>Filière <text:span text:style-name="T16">Physique, NanoSciences (PNS)</text:span></text:p>
            <text:p text:style-name="P16"/>
            <text:p text:style-name="P8"/>
            <text:p text:style-name="P13"><text:span text:style-name="T4">2 - Informations sur l'association dans laquelle vous êtes impliqué(e) </text:span><text:span text:style-name="T5">(voir liste des pièces à joindre)</text:span></text:p>
            <text:p text:style-name="P4"/>
            <text:p text:style-name="P24">L'Association Robotronik (appellée aussi le Club Robotronik) a été créé en 2008, suite à la fusion de PG Robotik et du Club Électronique.<text:line-break/><text:span text:style-name="T20">Le Club a pour vocation tout d'abord de faire découvrir aux étudiants de Phelma les vastes domaines de la Robotique. Il organise quelques événements à Phelma en-dehors du Club.<text:line-break/>Il a aussi pour but d'être présent aux différentes manifestations telles que la Fête de la Science, pour promouvoir la Robotique au public.</text:span></text:p>
            <text:p text:style-name="P25"><text:span text:style-name="T14">L'objectif du Club chaque année est de participer à la Coupe de France de Robotique, qui rassemble près de 200 équipes de jeunes à La Ferté-Bernard, dans une ambiance conviviale autour de la Coupe.</text:span></text:p>
            <text:p text:style-name="P9"/>
            <text:p text:style-name="P16"/>
            <text:p text:style-name="P15">Nombre de membres de l’association : <text:span text:style-name="T17">7 2</text:span><text:span text:style-name="T18">e</text:span><text:span text:style-name="T17">Année, une dizaine de 1</text:span><text:span text:style-name="T18">ère</text:span><text:span text:style-name="T19">Années.</text:span></text:p>
            <text:p text:style-name="P16"/>
            <text:h text:style-name="P27" text:outline-level="2">Pièces à joindre, visée par le responsable légal de l'association :</text:h>
            <text:p text:style-name="P10"><text:span text:style-name="T13">□</text:span><text:tab/>Copie du dépôt légal en préfecture</text:p>
            <text:p text:style-name="P19"><text:span text:style-name="T13">□</text:span><text:tab/>Organigramme de l'association avec indication de votre positionnement dans l’association signé par le responsable légal de l'association <text:span text:style-name="T8">(signature manuscrite du responsable obligatoire)</text:span></text:p>
            <text:p text:style-name="P14">3 - Description du rôle particulier que vous exercez au sein de l’association</text:p>
            <text:p text:style-name="P4"/>
            <text:p text:style-name="P17"><text:soft-page-break/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5"/>
            <text:p text:style-name="P14"/>
            <text:p text:style-name="P26">4 -<text:tab/>Description de vos objectifs et de l’objet de la demande de reconnaissance pour l'année <text:line-break/>(description précise et détaillée) </text:p>
            <text:p text:style-name="P4"/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5"/>
            <text:p text:style-name="P4"/>
            <text:p text:style-name="P26">5 -<text:tab/>Description de l'apport de l'investissement par rapport au futur métier d'ingénieur (en quoi cette activité vous permet-elle de vous préparer à votre futur métier d’ingénieur/en quoi cette <text:soft-page-break/>activité se substitue t’elle à des cours)</text:p>
            <text:p text:style-name="P8"/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5"/>
            <text:p text:style-name="P14"/>
            <text:p text:style-name="P20"><text:span text:style-name="T4">6 -<text:tab/>Détailler l’échéancier de mise en œuvre de l'action ou activité et l’estimation du temps nécessaire moyen, par semaine, et global sur l'année </text:span>(on pourra utiliser un diagramme de GANTT)<text:span text:style-name="T4"> </text:span></text:p>
            <text:p text:style-name="P8"/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5">Temps moyen par semaine : ……………………………………………………………………………………………………………</text:p>
            <text:p text:style-name="P15">Temps global sur l’année : ……………………………………………………………………………………………………………</text:p>
            <text:p text:style-name="P15"/>
            <text:p text:style-name="P8"/>
            <text:p text:style-name="P26">7 -<text:tab/>Indiquer des périodes et des contenus (livrables) pour la présentation du déroulement de <text:soft-page-break/>l'action ou activité (au moins un point de suivi) </text:p>
            <text:p text:style-name="P4"/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17">……………………………………………………………………………………………………………</text:p>
            <text:p text:style-name="P6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MS Mincho" style:font-family-asian="'MS Mincho', 'ＭＳ 明朝'" style:font-family-generic-asian="moder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justify" style:justify-single-word="false" fo:keep-with-next="always"/>
      <style:text-properties style:font-name="Calibri" fo:font-family="Calibri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_20_Titre_20_3_20__2b__20_Calibri" style:display-name="Style Titre 3 + Calibri" style:family="paragraph" style:parent-style-name="Heading_20_3" style:default-outline-level="" style:list-style-name="">
      <style:paragraph-properties fo:margin-top="0.494cm" fo:margin-bottom="0.494cm" loext:contextual-spacing="false" fo:text-align="justify" style:justify-single-word="false" fo:keep-with-next="auto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3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alibri" style:font-family-complex="Calibri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alibri" style:font-family-complex="Calibri" style:font-family-generic-complex="swiss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itre_20_2_20_Car" style:display-name="Titre 2 Car" style:family="text" style:parent-style-name="Police_20_par_20_défaut">
      <style:text-properties style:font-name="Calibri" fo:font-family="Calibri" style:font-family-generic="swiss" style:font-pitch="variable" fo:font-size="11pt" fo:language="fr" fo:country="FR" fo:font-weight="bold" style:font-name-asian="MS Mincho" style:font-family-asian="'MS Mincho', 'ＭＳ 明朝'" style:font-family-generic-asian="modern" style:font-size-asian="11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8.247cm" fo:margin-left="-0.058cm" table:align="left" style:writing-mode="lr-tb"/>
    </style:style>
    <style:style style:name="Tableau2.A" style:family="table-column">
      <style:table-column-properties style:column-width="4.784cm"/>
    </style:style>
    <style:style style:name="Tableau2.B" style:family="table-column">
      <style:table-column-properties style:column-width="7.017cm"/>
    </style:style>
    <style:style style:name="Tableau2.C" style:family="table-column">
      <style:table-column-properties style:column-width="3.036cm"/>
    </style:style>
    <style:style style:name="Tableau2.D" style:family="table-column">
      <style:table-column-properties style:column-width="3.41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6pt" style:font-size-asian="16pt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M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4" style:family="paragraph" style:parent-style-name="Header">
      <style:text-properties fo:font-size="4pt" style:font-size-asian="4pt" style:font-size-complex="4pt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style:font-name="Symbol" fo:font-size="8pt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2cm" fo:margin-left="1.50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Standard"><text:span text:style-name="MT1">FOR</text:span><text:span text:style-name="MT2"></text:span><text:span text:style-name="MT1">618-RF</text:span></text:p>
              <text:p text:style-name="MP1"><draw:frame draw:style-name="Mfr1" draw:name="Image1" text:anchor-type="as-char" svg:width="4.401cm" svg:height="2.81cm" draw:z-index="3"><draw:image xlink:href="Pictures/100000000000030F000001F480D294DE.jpg" xlink:type="simple" xlink:show="embed" xlink:actuate="onLoad"/></draw:fram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2"/>
            </table:table-cell>
          </table:table-row>
          <table:table-row table:style-name="Tableau2.1">
            <table:table-cell table:style-name="Tableau2.A1" table:number-columns-spanned="4" office:value-type="string">
              <text:p text:style-name="MP3"/>
            </table:table-cell>
            <table:covered-table-cell/>
            <table:covered-table-cell/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gnard</meta:initial-creator>
    <meta:creation-date>2012-09-27T17:12:00</meta:creation-date>
    <dc:creator>Félix Piédallu</dc:creator>
    <dc:date>2014-09-21T15:26:40.003333228</dc:date>
    <meta:print-date>2010-05-20T15:55:00</meta:print-date>
    <meta:editing-cycles>13</meta:editing-cycles>
    <meta:editing-duration>PT2H4M52S</meta:editing-duration>
    <meta:generator>LibreOffice/4.3.1.2$Linux_X86_64 LibreOffice_project/430m0$Build-2</meta:generator>
    <meta:document-statistic meta:table-count="2" meta:image-count="1" meta:object-count="0" meta:page-count="4" meta:paragraph-count="128" meta:word-count="573" meta:character-count="7535" meta:non-whitespace-character-count="7073"/>
  </office:meta>
</office:document-meta>
</file>